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8" style:parent-style-name="Listeafsnit" style:family="paragraph"/>
    <style:style style:name="P9" style:parent-style-name="Listeafsnit" style:family="paragraph"/>
    <style:style style:name="P10" style:parent-style-name="Listeafsnit" style:family="paragraph"/>
    <style:style style:name="P11" style:parent-style-name="Listeafsnit" style:family="paragraph"/>
    <style:style style:name="P12" style:parent-style-name="Listeafsnit" style:family="paragraph"/>
    <style:style style:name="P13" style:parent-style-name="Listeafsnit" style:family="paragraph"/>
    <style:style style:name="P14" style:parent-style-name="Normal" style:family="paragraph">
      <style:paragraph-properties fo:margin-left="0.25in">
        <style:tab-stops/>
      </style:paragraph-properties>
    </style:style>
    <style:style style:name="TableColumn16" style:family="table-column">
      <style:table-column-properties style:column-width="1.8354in"/>
    </style:style>
    <style:style style:name="TableColumn17" style:family="table-column">
      <style:table-column-properties style:column-width="1.1812in"/>
    </style:style>
    <style:style style:name="TableColumn18" style:family="table-column">
      <style:table-column-properties style:column-width="1.477in"/>
    </style:style>
    <style:style style:name="Table15" style:family="table">
      <style:table-properties style:width="4.4937in" fo:margin-left="-0.0034in" table:align="left"/>
    </style:style>
    <style:style style:name="TableRow19" style:family="table-row">
      <style:table-row-properties style:min-row-height="0.3222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3041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 style:min-row-height="0.3041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3222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ext:h text:style-name="Overskrift1" text:outline-level="1">Resumé</text:h>
      <text:p text:style-name="Normal">Jeg skal lave en ansigt genkender som kunne have en database hvor der skal være kendte personer som f. eks Instruktør, hvor den skal spille personlig fanfare eller en lyd</text:p>
      <text:h text:style-name="Overskrift1" text:outline-level="1">Krav Til Opgave</text:h>
      <text:p text:style-name="Normal">Kravene til opgaven er<text:s/>at den skal kunne genkende kendte personer og instruktør, den skal have en form for højtaler for at spille lydene</text:p>
      <text:p text:style-name="Normal"/>
      <text:h text:style-name="Overskrift1" text:outline-level="1">Problemformulering</text:h>
      <text:p text:style-name="Normal">Mine problemer er at jeg<text:s/>skal finde en måde at man snakker sammen med et kamera i Python, hvor den skal tjekke billeder fra en database</text:p>
      <text:p text:style-name="Normal">Teknik og teknologi</text:p>
      <text:list text:style-name="LFO2" text:continue-numbering="true">
        <text:list-item>
          <text:p text:style-name="P8">Python</text:p>
        </text:list-item>
        <text:list-item>
          <text:p text:style-name="P9">OpenCV</text:p>
        </text:list-item>
        <text:list-item>
          <text:p text:style-name="P10">Raspberry Pi</text:p>
        </text:list-item>
        <text:list-item>
          <text:p text:style-name="P11">Kamera</text:p>
        </text:list-item>
      </text:list>
      <text:p text:style-name="Normal">WBS (Work Breakdown Structure)</text:p>
      <text:list text:style-name="LFO1" text:continue-numbering="true">
        <text:list-item>
          <text:p text:style-name="P12">Sæt op af Raspberry</text:p>
        </text:list-item>
        <text:list-item>
          <text:p text:style-name="P13">Python og OpenCV</text:p>
        </text:list-item>
      </text:list>
      <text:p text:style-name="P14"/>
      <text:p text:style-name="Normal">Tidsesmtimat<text:s/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Opgave</text:p>
          </table:table-cell>
          <table:table-cell table:style-name="TableCell22">
            <text:p text:style-name="P23">Tidsesmtimat</text:p>
          </table:table-cell>
          <table:table-cell table:style-name="TableCell24">
            <text:p text:style-name="P25">Realiseret tid i timer</text:p>
          </table:table-cell>
        </table:table-row>
        <table:table-row table:style-name="TableRow26">
          <table:table-cell table:style-name="TableCell27">
            <text:p text:style-name="Normal">Raspberry Pi</text:p>
          </table:table-cell>
          <table:table-cell table:style-name="TableCell28">
            <text:p text:style-name="P29">5 timer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Normal">Python + OpenCV</text:p>
          </table:table-cell>
          <table:table-cell table:style-name="TableCell34">
            <text:p text:style-name="P35">20<text:s/>timer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I alt:</text:p>
          </table:table-cell>
          <table:table-cell table:style-name="TableCell41">
            <text:p text:style-name="P42">25<text:s/>timer</text:p>
          </table:table-cell>
          <table:table-cell table:style-name="TableCell43">
            <text:p text:style-name="P4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idehoved" style:display-name="Sidehove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hovedTegn" style:display-name="Sidehoved Tegn" style:family="text" style:parent-style-name="Standardskrifttypeiafsnit"/>
    <style:style style:name="Sidefod" style:display-name="Sidefo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fodTegn" style:display-name="Sidefod Tegn" style:family="text" style:parent-style-name="Standardskrifttypeiafsni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P2" style:parent-style-name="Sidehoved" style:family="paragraph">
      <style:text-properties fo:language="en" fo:country="US"/>
    </style:style>
    <style:style style:name="P3" style:parent-style-name="Sidehoved" style:family="paragraph">
      <style:text-properties fo:language="en" fo:country="US"/>
    </style:style>
    <style:style style:name="P4" style:parent-style-name="Sidehoved" style:family="paragraph">
      <style:text-properties fo:language="en" fo:country="US"/>
    </style:style>
    <style:style style:name="P5" style:parent-style-name="Sidehoved" style:family="paragraph">
      <style:text-properties fo:language="en" fo:country="US"/>
    </style:style>
    <style:style style:name="P6" style:parent-style-name="Sidehoved" style:family="paragraph">
      <style:text-properties fo:language="en" fo:country="US"/>
    </style:style>
    <style:style style:name="P7" style:parent-style-name="Sidehoved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Eray Tecer<text:s/><text:tab/><text:tab/>Datatekniker med speciale i programmering</text:p>
        <text:p text:style-name="P3">C#<text:s/></text:p>
        <text:p text:style-name="P4">HTML</text:p>
        <text:p text:style-name="P5">CSS</text:p>
        <text:p text:style-name="P6">Bootstrap</text:p>
        <text:p text:style-name="P7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ay Tecer</meta:initial-creator>
    <dc:creator>Eray Tecer</dc:creator>
    <meta:creation-date>2022-10-06T12:39:00Z</meta:creation-date>
    <dc:date>2022-10-06T12:39:00Z</dc:date>
    <meta:template xlink:href="Normal.dotm" xlink:type="simple"/>
    <meta:editing-cycles>2</meta:editing-cycles>
    <meta:editing-duration>PT1200S</meta:editing-duration>
    <meta:document-statistic meta:page-count="1" meta:paragraph-count="1" meta:word-count="103" meta:character-count="737" meta:row-count="5" meta:non-whitespace-character-count="635"/>
  </office:meta>
</office:document-meta>
</file>